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style="italic" style:font-style-asian="italic" style:font-style-complex="italic"/>
    </style:style>
    <style:style style:name="P6" style:family="paragraph">
      <style:paragraph-properties fo:text-align="center"/>
      <style:text-properties fo:font-family="'Times New Roman'" style:font-family-generic="roman" style:font-pitch="variable" fo:font-style="normal" style:font-style-asian="normal" style:font-style-complex="normal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11.4cm" svg:x="2.54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7.595cm" svg:x="5.08cm" svg:y="26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715cm" svg:y="27.96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5.715cm" svg:y="31.77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14.605cm" svg:y="27.96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14.605cm" svg:y="31.77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525cm" svg:y1="28.6cm" svg:x2="14.605cm" svg:y2="28.6cm">
          <text:p/>
        </draw:line>
        <draw:frame draw:style-name="gr4" draw:text-style-name="P3" draw:layer="layout" svg:width="4.265cm" svg:height="0.954cm" svg:x="9.863cm" svg:y="27.646cm">
          <draw:text-box>
            <text:p text:style-name="P3"><text:span text:style-name="T1">property shape</text:span></text:p>
          </draw:text-box>
        </draw:frame>
        <draw:line draw:style-name="gr3" draw:text-style-name="P2" draw:layer="layout" svg:x1="9.525cm" svg:y1="32.411cm" svg:x2="14.605cm" svg:y2="32.411cm">
          <text:p/>
        </draw:line>
        <draw:frame draw:style-name="gr4" draw:text-style-name="P3" draw:layer="layout" svg:width="4.265cm" svg:height="0.954cm" svg:x="9.863cm" svg:y="31.457cm">
          <draw:text-box>
            <text:p text:style-name="P3"><text:span text:style-name="T1">property shape</text:span></text:p>
          </draw:text-box>
        </draw:frame>
        <draw:line draw:style-name="gr3" draw:text-style-name="P2" draw:layer="layout" svg:x1="7.62cm" svg:y1="29.235cm" svg:x2="7.62cm" svg:y2="31.775cm">
          <text:p/>
        </draw:line>
        <draw:frame draw:style-name="gr4" draw:text-style-name="P3" draw:layer="layout" svg:width="3.364cm" svg:height="1.657cm" svg:x="7.62cm" svg:y="29.641cm">
          <draw:text-box>
            <text:p text:style-name="P3">preposition</text:p>
            <text:p text:style-name="P3">on</text:p>
          </draw:text-box>
        </draw:frame>
        <draw:frame draw:style-name="gr4" draw:text-style-name="P4" draw:layer="layout" svg:width="7.241cm" svg:height="0.954cm" svg:x="8.572cm" svg:y="26.241cm">
          <draw:text-box>
            <text:p text:style-name="P4"><text:span text:style-name="T2">“</text:span><text:span text:style-name="T2">A cube is on a pyramid.”</text:span></text:p>
          </draw:text-box>
        </draw:frame>
        <draw:custom-shape draw:style-name="gr1" draw:text-style-name="P1" draw:layer="layout" svg:width="15.24cm" svg:height="9.465cm" svg:x="4.445cm" svg:y="1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08cm" svg:y="17.84cm">
          <text:p text:style-name="P1"><text:span text:style-name="T1">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5.08cm" svg:y="21.65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13.97cm" svg:y="17.84cm">
          <text:p text:style-name="P1"><text:span text:style-name="T1">delibera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54cm" svg:x="13.97cm" svg:y="21.015cm">
          <text:p text:style-name="P1"><text:span text:style-name="T1">A cube is on</text:span></text:p>
          <text:p text:style-name="P1"><text:span text:style-name="T1">a pyrami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89cm" svg:y1="18.475cm" svg:x2="13.97cm" svg:y2="18.475cm">
          <text:p/>
        </draw:line>
        <draw:frame draw:style-name="gr4" draw:text-style-name="P1" draw:layer="layout" svg:width="3.707cm" svg:height="1.657cm" svg:x="9.366cm" svg:y="16.728cm">
          <draw:text-box>
            <text:p text:style-name="P1"><text:span text:style-name="T1">property</text:span></text:p>
            <text:p text:style-name="P1"><text:span text:style-name="T1">planner-type</text:span></text:p>
          </draw:text-box>
        </draw:frame>
        <draw:line draw:style-name="gr3" draw:text-style-name="P2" draw:layer="layout" svg:x1="8.89cm" svg:y1="22.286cm" svg:x2="13.97cm" svg:y2="22.286cm">
          <text:p/>
        </draw:line>
        <draw:frame draw:style-name="gr4" draw:text-style-name="P1" draw:layer="layout" svg:width="4.219cm" svg:height="1.657cm" svg:x="9.207cm" svg:y="20.697cm">
          <draw:text-box>
            <text:p text:style-name="P1"><text:span text:style-name="T1">property</text:span></text:p>
            <text:p text:style-name="P1"><text:span text:style-name="T1">fail-to-achieve</text:span></text:p>
          </draw:text-box>
        </draw:frame>
        <draw:line draw:style-name="gr3" draw:text-style-name="P2" draw:layer="layout" svg:x1="6.985cm" svg:y1="19.11cm" svg:x2="6.985cm" svg:y2="21.65cm">
          <text:p/>
        </draw:line>
        <draw:frame draw:style-name="gr4" draw:text-style-name="P3" draw:layer="layout" svg:width="2.449cm" svg:height="1.657cm" svg:x="6.985cm" svg:y="19.516cm">
          <draw:text-box>
            <text:p text:style-name="P3">relation</text:p>
            <text:p text:style-name="P3">focus</text:p>
          </draw:text-box>
        </draw:frame>
        <draw:frame draw:style-name="gr5" draw:text-style-name="P5" draw:layer="layout" svg:width="15.24cm" svg:height="1.657cm" svg:x="4.445cm" svg:y="14.916cm">
          <draw:text-box>
            <text:p text:style-name="P5"><text:span text:style-name="T2">“</text:span><text:span text:style-name="T2">A deliberative planner is focusing on a plan that has</text:span></text:p>
            <text:p text:style-name="P5"><text:span text:style-name="T2">failed to achieve the goal for a cube to be on a pyramid.</text:span>”</text:p>
          </draw:text-box>
        </draw:frame>
        <draw:custom-shape draw:style-name="gr6" draw:text-style-name="P6" draw:layer="layout" svg:width="8.89cm" svg:height="5.08cm" svg:x="12.065cm" svg:y="7.015cm">
          <text:p text:style-name="P6"><text:span text:style-name="T3">A deliberative planner</text:span></text:p>
          <text:p text:style-name="P6"><text:span text:style-name="T3">is focusing on a plan that has</text:span></text:p>
          <text:p text:style-name="P6"><text:span text:style-name="T3">failed to achieve the goal for</text:span></text:p>
          <text:p text:style-name="P6"><text:span text:style-name="T3">a cube to be on a pyrami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3.175cm" svg:y="5.11cm">
          <text:p text:style-name="P1"><text:span text:style-name="T1">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3.175cm" svg:y="8.92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12.065cm" svg:y="5.11cm">
          <text:p text:style-name="P1"><text:span text:style-name="T1">refle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985cm" svg:y1="5.745cm" svg:x2="12.065cm" svg:y2="5.745cm">
          <text:p/>
        </draw:line>
        <draw:frame draw:style-name="gr4" draw:text-style-name="P1" draw:layer="layout" svg:width="3.707cm" svg:height="1.657cm" svg:x="7.461cm" svg:y="3.998cm">
          <draw:text-box>
            <text:p text:style-name="P1"><text:span text:style-name="T1">property</text:span></text:p>
            <text:p text:style-name="P1"><text:span text:style-name="T1">planner-type</text:span></text:p>
          </draw:text-box>
        </draw:frame>
        <draw:line draw:style-name="gr3" draw:text-style-name="P2" draw:layer="layout" svg:x1="6.985cm" svg:y1="9.556cm" svg:x2="12.065cm" svg:y2="9.556cm">
          <text:p/>
        </draw:line>
        <draw:frame draw:style-name="gr4" draw:text-style-name="P1" draw:layer="layout" svg:width="3.685cm" svg:height="1.657cm" svg:x="7.586cm" svg:y="7.967cm">
          <draw:text-box>
            <text:p text:style-name="P1"><text:span text:style-name="T1">property</text:span></text:p>
            <text:p text:style-name="P1"><text:span text:style-name="T1">fail-to-avoid</text:span></text:p>
          </draw:text-box>
        </draw:frame>
        <draw:line draw:style-name="gr3" draw:text-style-name="P2" draw:layer="layout" svg:x1="5.08cm" svg:y1="6.38cm" svg:x2="5.08cm" svg:y2="8.92cm">
          <text:p/>
        </draw:line>
        <draw:frame draw:style-name="gr4" draw:text-style-name="P3" draw:layer="layout" svg:width="2.449cm" svg:height="1.657cm" svg:x="5.08cm" svg:y="6.786cm">
          <draw:text-box>
            <text:p text:style-name="P3">relation</text:p>
            <text:p text:style-name="P3">focus</text:p>
          </draw:text-box>
        </draw:frame>
        <draw:frame draw:style-name="gr5" draw:text-style-name="P5" draw:layer="layout" svg:width="19.05cm" svg:height="2.36cm" svg:x="2.54cm" svg:y="1.486cm">
          <draw:text-box>
            <text:p text:style-name="P5"><text:span text:style-name="T2">“</text:span><text:span text:style-name="T2">A reflective planner is focusing on a plan that has failed to avoid the negative goal for a deliberative planner to be focusing on a plan that has failed to achieve the goal for a cube to be on a pyramid.</text:span>”</text:p>
          </draw:text-box>
        </draw:frame>
        <draw:custom-shape draw:style-name="gr7" draw:text-style-name="P7" draw:layer="layout" svg:width="1.27cm" svg:height="1.27cm" svg:x="0cm" svg:y="6.38cm">
          <text:p text:style-name="P1"><text:span text:style-name="T4">C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draw:layer="layout" svg:width="1.27cm" svg:height="1.27cm" svg:x="1.905cm" svg:y="18.792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draw:layer="layout" svg:width="1.27cm" svg:height="1.27cm" svg:x="2.54cm" svg:y="29.21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3" draw:layer="layout" svg:width="12.161cm" svg:height="0.954cm" svg:x="6.032cm" svg:y="0.317cm">
          <draw:text-box>
            <text:p text:style-name="P3">Reflective Plan Knowledge Base Partial State</text:p>
          </draw:text-box>
        </draw:frame>
        <draw:frame draw:style-name="gr4" draw:text-style-name="P3" draw:layer="layout" svg:width="12.69cm" svg:height="0.954cm" svg:x="5.637cm" svg:y="13.652cm">
          <draw:text-box>
            <text:p text:style-name="P3">Deliberative Plan Knowledge Base Partial State</text:p>
          </draw:text-box>
        </draw:frame>
        <draw:frame draw:style-name="gr4" draw:text-style-name="P3" draw:layer="layout" svg:width="10.404cm" svg:height="0.954cm" svg:x="6.92cm" svg:y="25.082cm">
          <draw:text-box>
            <text:p text:style-name="P3">Physical Knowledge Base Partial State</text:p>
          </draw:text-box>
        </draw:frame>
        <draw:frame draw:style-name="gr8" draw:text-style-name="P3" draw:layer="layout" svg:width="0.502cm" svg:height="0.954cm" svg:x="3.175cm" svg:y="24.76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33.6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18T15:00:27</meta:creation-date>
    <dc:date>2013-02-20T03:43:12</dc:date>
    <dc:creator>neptune </dc:creator>
    <meta:editing-duration>P1DT12H26M44S</meta:editing-duration>
    <meta:editing-cycles>21</meta:editing-cycles>
    <meta:generator>LibreOffice/3.5$Linux_X86_64 LibreOffice_project/350m1$Build-2</meta:generator>
    <meta:document-statistic meta:object-count="43"/>
  </office:meta>
</office:document-meta>
</file>